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доходный метод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ыпуск шт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бестоимость руб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на до руб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ебестоимость плановая руб</text:p>
          </table:table-cell>
          <table:table-cell table:formula="of:=[.B3]-[.B7]" office:value-type="float" office:value="71.56" calcext:value-type="float">
            <text:p>71.56</text:p>
          </table:table-cell>
          <table:table-cell table:formula="of:=[.C3]-[.C7]" office:value-type="float" office:value="71.6285714285714" calcext:value-type="float">
            <text:p>71.6285714285714</text:p>
          </table:table-cell>
          <table:table-cell table:formula="of:=[.D3]-[.D7]" office:value-type="float" office:value="71.7478260869565" calcext:value-type="float">
            <text:p>71.74782608695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цена после руб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экономия руб/шт</text:p>
          </table:table-cell>
          <table:table-cell table:formula="of:=[.$B$31]/[.B2]" office:value-type="float" office:value="1.44" calcext:value-type="float">
            <text:p>1.44</text:p>
          </table:table-cell>
          <table:table-cell table:formula="of:=[.$B$31]/[.C2]" office:value-type="float" office:value="1.37142857142857" calcext:value-type="float">
            <text:p>1.37142857142857</text:p>
          </table:table-cell>
          <table:table-cell table:formula="of:=[.$B$31]/[.D2]" office:value-type="float" office:value="1.25217391304348" calcext:value-type="float">
            <text:p>1.25217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быль факт руб</text:p>
          </table:table-cell>
          <table:table-cell table:formula="of:=[.B2]*([.B4]-[.B3])" office:value-type="float" office:value="440000" calcext:value-type="float">
            <text:p>440000</text:p>
          </table:table-cell>
          <table:table-cell table:formula="of:=[.C2]*([.C4]-[.C3])" office:value-type="float" office:value="462000" calcext:value-type="float">
            <text:p>462000</text:p>
          </table:table-cell>
          <table:table-cell table:formula="of:=[.D2]*([.D4]-[.D3])" office:value-type="float" office:value="506000" calcext:value-type="float">
            <text:p>50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быль план руб</text:p>
          </table:table-cell>
          <table:table-cell table:formula="of:=[.B2]*[.B6]-([.B2]*[.B5])" office:value-type="float" office:value="568800" calcext:value-type="float">
            <text:p>568800</text:p>
          </table:table-cell>
          <table:table-cell table:formula="of:=[.C2]*[.C6]-([.C2]*[.C5])" office:value-type="float" office:value="595800" calcext:value-type="float">
            <text:p>595800</text:p>
          </table:table-cell>
          <table:table-cell table:formula="of:=[.D2]*[.D6]-([.D2]*[.D5])" office:value-type="float" office:value="649800" calcext:value-type="float">
            <text:p>64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эффициент дисконтирования</text:p>
          </table:table-cell>
          <table:table-cell office:value-type="float" office:value="1" calcext:value-type="float">
            <text:p>1</text:p>
          </table:table-cell>
          <table:table-cell table:formula="of:=[.B10]/1.16" office:value-type="float" office:value="0.862068965517241" calcext:value-type="float">
            <text:p>0.862068965517241</text:p>
          </table:table-cell>
          <table:table-cell table:formula="of:=[.C10]/1.16" office:value-type="float" office:value="0.743162901307967" calcext:value-type="float">
            <text:p>0.743162901307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рирост прибылей</text:p>
          </table:table-cell>
          <table:table-cell table:formula="of:=[.B9]-[.B8]" office:value-type="float" office:value="128800" calcext:value-type="float">
            <text:p>128800</text:p>
          </table:table-cell>
          <table:table-cell table:formula="of:=[.C9]-[.C8]" office:value-type="float" office:value="133800" calcext:value-type="float">
            <text:p>133800</text:p>
          </table:table-cell>
          <table:table-cell table:formula="of:=[.D9]-[.D8]" office:value-type="float" office:value="143800" calcext:value-type="float">
            <text:p>143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дисконтированный прирост прибыли</text:p>
          </table:table-cell>
          <table:table-cell table:formula="of:=[.B11]*[.B10]" office:value-type="float" office:value="128800" calcext:value-type="float">
            <text:p>128800</text:p>
          </table:table-cell>
          <table:table-cell table:formula="of:=[.C11]*[.C10]" office:value-type="float" office:value="115344.827586207" calcext:value-type="float">
            <text:p>115344.827586207</text:p>
          </table:table-cell>
          <table:table-cell table:formula="of:=[.D11]*[.D10]" office:value-type="float" office:value="106866.825208086" calcext:value-type="float">
            <text:p>106866.825208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тоимость ОИС</text:p>
          </table:table-cell>
          <table:table-cell table:formula="of:=[.B12]*1*0.9" office:value-type="float" office:value="115920" calcext:value-type="float">
            <text:p>115920</text:p>
          </table:table-cell>
          <table:table-cell table:formula="of:=[.C12]*1*0.9" office:value-type="float" office:value="103810.344827586" calcext:value-type="float">
            <text:p>103810.344827586</text:p>
          </table:table-cell>
          <table:table-cell table:formula="of:=[.D12]*1*0.9" office:value-type="float" office:value="96180.1426872771" calcext:value-type="float">
            <text:p>96180.1426872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рок окупаемости</text:p>
          </table:table-cell>
          <table:table-cell table:style-name="ce1" table:formula="of:=205000/AVERAGE([.B13:.D13])" office:value-type="float" office:value="1.94675398350321" calcext:value-type="float">
            <text:p>1.946753983503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затраты на маркет исследования тыс руб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траты наразработку и рпавовую охрану тыс руб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траты на освоение тыс руб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жидаемая прибыль от реализации тыс руб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норма дисконтирования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1</text:p>
          </table:table-cell>
          <table:table-cell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эффициент дисконтировани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атраты по годам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атраты по годам дисконтированные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рибыль по годам дисконтированная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оимость промышленного образца по прибыли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Эффективность 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экономия на зп в год</text:p>
          </table:table-cell>
          <table:table-cell table:formula="of:=2*12*1200" office:value-type="float" office:value="28800" calcext:value-type="float">
            <text:p>28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ИС рыночным методом</text:p>
          </table:table-cell>
          <table:table-cell table:formula="of:=(SUM([.B13:.D13])*[.B10]*[.C10])*0.9" office:value-type="float" office:value="245102.964451187" calcext:value-type="float">
            <text:p>245102.964451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годовой объём продаж, выручка от продажи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тавка роялти (лицензионные/периодические платежи по договорам) 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ис = ((с1+с2+с3)*к1*к2+(выручка V + ставка роялти r)</text:p>
          </table:table-cell>
          <table:table-cell table:number-columns-repeated="6"/>
        </table:table-row>
      </table:table>
      <table:table table:name="рыночный метод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/>
        </table:table-row>
        <table:table-row table:style-name="ro1">
          <table:table-cell office:value-type="string" calcext:value-type="string">
            <text:p>затраты на составление ТЗ, НИР, тыс руб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траты на правовую охрану и маркетинговые исследования, тыс руб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траты на ОКР, тыс руб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затраты на создание и оформление НТКД тыс руб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К1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2</text:p>
          </table:table-cell>
          <table:table-cell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норма дисконта доли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тавка роялти 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оэффициент риска доли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выпуск изделий по разработанному изобретению шт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цена изделия руб/шт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затраты на изобретение по годам</text:p>
          </table:table-cell>
          <table:table-cell table:formula="of:=SUM([.B2:.B5])" office:value-type="float" office:value="15" calcext:value-type="float">
            <text:p>15</text:p>
          </table:table-cell>
          <table:table-cell table:formula="of:=SUM([.C2:.C5])" office:value-type="float" office:value="12" calcext:value-type="float">
            <text:p>12</text:p>
          </table:table-cell>
          <table:table-cell table:formula="of:=SUM([.D2:.D5])" office:value-type="float" office:value="10" calcext:value-type="float">
            <text:p>10</text:p>
          </table:table-cell>
          <table:table-cell table:formula="of:=SUM([.E2:.E5])" office:value-type="float" office:value="37" calcext:value-type="float">
            <text:p>37</text:p>
          </table:table-cell>
          <table:table-cell table:formula="of:=SUM([.B17:.E17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выручка по годам</text:p>
          </table:table-cell>
          <table:table-cell table:formula="of:=[.B11]*[.B12]" office:value-type="float" office:value="300" calcext:value-type="float">
            <text:p>300</text:p>
          </table:table-cell>
          <table:table-cell table:formula="of:=[.C11]*[.C12]" office:value-type="float" office:value="396" calcext:value-type="float">
            <text:p>396</text:p>
          </table:table-cell>
          <table:table-cell table:formula="of:=[.D11]*[.D12]" office:value-type="float" office:value="420" calcext:value-type="float">
            <text:p>420</text:p>
          </table:table-cell>
          <table:table-cell table:formula="of:=[.E11]*[.E12]" office:value-type="float" office:value="468" calcext:value-type="float">
            <text:p>468</text:p>
          </table:table-cell>
          <table:table-cell table:formula="of:=SUM([.B18:.E18])"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коэффициент дисконтирования</text:p>
          </table:table-cell>
          <table:table-cell table:formula="of:=1/POWER(1+0.15; [.B1]-[.$B$1])" office:value-type="float" office:value="1" calcext:value-type="float">
            <text:p>1</text:p>
          </table:table-cell>
          <table:table-cell table:formula="of:=1/POWER(1+0.15; [.C1]-[.$B$1])" office:value-type="float" office:value="0.869565217391304" calcext:value-type="float">
            <text:p>0.869565217391304</text:p>
          </table:table-cell>
          <table:table-cell table:formula="of:=1/POWER(1+0.15; [.D1]-[.$B$1])" office:value-type="float" office:value="0.756143667296787" calcext:value-type="float">
            <text:p>0.756143667296787</text:p>
          </table:table-cell>
          <table:table-cell table:formula="of:=1/POWER(1+0.15; [.E1]-[.$B$1])" office:value-type="float" office:value="0.657516232431988" calcext:value-type="float">
            <text:p>0.657516232431988</text:p>
          </table:table-cell>
          <table:table-cell/>
        </table:table-row>
        <table:table-row table:style-name="ro1">
          <table:table-cell office:value-type="string" calcext:value-type="string">
            <text:p>затраты на разработку изобретения дисконтированные</text:p>
          </table:table-cell>
          <table:table-cell table:formula="of:=[.B17]*[.B19]" office:value-type="float" office:value="15" calcext:value-type="float">
            <text:p>15</text:p>
          </table:table-cell>
          <table:table-cell table:formula="of:=[.C17]*[.C19]" office:value-type="float" office:value="10.4347826086957" calcext:value-type="float">
            <text:p>10.4347826086957</text:p>
          </table:table-cell>
          <table:table-cell table:formula="of:=[.D17]*[.D19]" office:value-type="float" office:value="7.56143667296787" calcext:value-type="float">
            <text:p>7.56143667296787</text:p>
          </table:table-cell>
          <table:table-cell table:formula="of:=[.E17]*[.E19]" office:value-type="float" office:value="24.3281005999836" calcext:value-type="float">
            <text:p>24.3281005999836</text:p>
          </table:table-cell>
          <table:table-cell table:formula="of:=SUM([.B20:.E20])" office:value-type="float" office:value="57.3243198816471" calcext:value-type="float">
            <text:p>57.3243198816471</text:p>
          </table:table-cell>
        </table:table-row>
        <table:table-row table:style-name="ro1">
          <table:table-cell office:value-type="string" calcext:value-type="string">
            <text:p>выручка дисконтированная</text:p>
          </table:table-cell>
          <table:table-cell table:formula="of:=[.B18]*[.B19]" office:value-type="float" office:value="300" calcext:value-type="float">
            <text:p>300</text:p>
          </table:table-cell>
          <table:table-cell table:formula="of:=[.C18]*[.C19]" office:value-type="float" office:value="344.347826086957" calcext:value-type="float">
            <text:p>344.347826086957</text:p>
          </table:table-cell>
          <table:table-cell table:formula="of:=[.D18]*[.D19]" office:value-type="float" office:value="317.58034026465" calcext:value-type="float">
            <text:p>317.58034026465</text:p>
          </table:table-cell>
          <table:table-cell table:formula="of:=[.E18]*[.E19]" office:value-type="float" office:value="307.71759677817" calcext:value-type="float">
            <text:p>307.71759677817</text:p>
          </table:table-cell>
          <table:table-cell table:formula="of:=SUM([.B21:.E21])" office:value-type="float" office:value="1269.64576312978" calcext:value-type="float">
            <text:p>1269.64576312978</text:p>
          </table:table-cell>
        </table:table-row>
        <table:table-row table:style-name="ro1">
          <table:table-cell office:value-type="string" calcext:value-type="string">
            <text:p>рыночная стоимость изобретения</text:p>
          </table:table-cell>
          <table:table-cell table:style-name="ce1" table:formula="of:=([.F20]*[.B6]*[.B7]+[.F21]*[.B9]/100)*0.7" office:value-type="float" office:value="66.1061946248048" calcext:value-type="float">
            <text:p>66.10619462480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1:43:45.112371645</meta:creation-date>
    <dc:date>2024-12-11T14:01:08.372123351</dc:date>
    <meta:editing-duration>PT1H46M48S</meta:editing-duration>
    <meta:editing-cycles>12</meta:editing-cycles>
    <meta:generator>LibreOffice/7.3.7.2$Linux_X86_64 LibreOffice_project/30$Build-2</meta:generator>
    <meta:document-statistic meta:table-count="2" meta:cell-count="160" meta:object-count="0"/>
  </office:meta>
</office:document-meta>
</file>